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fd7ab" officeooo:paragraph-rsid="000fcec7"/>
    </style:style>
    <style:style style:name="P2" style:family="paragraph" style:parent-style-name="Standard">
      <style:text-properties fo:language="en" fo:country="US" officeooo:rsid="000f182f" officeooo:paragraph-rsid="000e8670"/>
    </style:style>
    <style:style style:name="P3" style:family="paragraph" style:parent-style-name="Standard">
      <style:text-properties fo:language="en" fo:country="US" officeooo:rsid="000fcec7" officeooo:paragraph-rsid="000f182f"/>
    </style:style>
    <style:style style:name="P4" style:family="paragraph" style:parent-style-name="Standard">
      <style:text-properties fo:language="en" fo:country="US" officeooo:rsid="000fcec7" officeooo:paragraph-rsid="000fcec7"/>
    </style:style>
    <style:style style:name="P5" style:family="paragraph" style:parent-style-name="Standard">
      <style:text-properties fo:language="en" fo:country="US" officeooo:rsid="000fcec7" officeooo:paragraph-rsid="001a9220"/>
    </style:style>
    <style:style style:name="P6" style:family="paragraph" style:parent-style-name="Standard">
      <style:text-properties officeooo:paragraph-rsid="000f182f"/>
    </style:style>
    <style:style style:name="T1" style:family="text">
      <style:text-properties fo:background-color="#81d41a" loext:char-shading-value="0"/>
    </style:style>
    <style:style style:name="T2" style:family="text">
      <style:text-properties officeooo:rsid="0018c587" fo:background-color="#81d41a" loext:char-shading-value="0"/>
    </style:style>
    <style:style style:name="T3" style:family="text">
      <style:text-properties officeooo:rsid="00197d5e" fo:background-color="#81d41a" loext:char-shading-value="0"/>
    </style:style>
    <style:style style:name="T4" style:family="text">
      <style:text-properties officeooo:rsid="0018c587"/>
    </style:style>
    <style:style style:name="T5" style:family="text">
      <style:text-properties officeooo:rsid="00197d5e"/>
    </style:style>
    <style:style style:name="T6" style:family="text">
      <style:text-properties fo:background-color="#ff0000" loext:char-shading-value="0"/>
    </style:style>
    <style:style style:name="T7" style:family="text">
      <style:text-properties officeooo:rsid="0018c587" fo:background-color="#ff0000" loext:char-shading-value="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R:</text:p>
      <text:p text:style-name="P2"><text:s text:c="4"/>• <text:span text:style-name="T1">Vacation - </text:span><text:span text:style-name="T2">Urlop</text:span></text:p>
      <text:p text:style-name="P2"><text:s text:c="4"/>• <text:span text:style-name="T1">Sick leave - </text:span><text:span text:style-name="T2">L4</text:span></text:p>
      <text:p text:style-name="P2"><text:s text:c="4"/>• <text:span text:style-name="T6">Contract of employment – </text:span><text:span text:style-name="T7">Umowa o pracę</text:span></text:p>
      <text:p text:style-name="P2"><text:s text:c="4"/>• <text:span text:style-name="T1">Notice - </text:span><text:span text:style-name="T2">Zwolnienie</text:span></text:p>
      <text:p text:style-name="P2"><text:s text:c="4"/>• <text:span text:style-name="T1">Duration of the contract – </text:span><text:span text:style-name="T2">Długość zatrudnienia</text:span></text:p>
      <text:p text:style-name="P3">Bookkeeping:</text:p>
      <text:p text:style-name="P3"><text:s text:c="4"/>• <text:span text:style-name="T1">Invoices - </text:span><text:span text:style-name="T2">Faktury</text:span></text:p>
      <text:p text:style-name="P3"><text:s text:c="4"/>• Bills - <text:span text:style-name="T4">Rachunki</text:span></text:p>
      <text:p text:style-name="P3"><text:s text:c="4"/>• Payouts - <text:span text:style-name="T4">Wypłaty</text:span></text:p>
      <text:p text:style-name="P6"><text:s text:c="4"/>• Shopping – <text:span text:style-name="T4">Zakupy firmowe(?)</text:span></text:p>
      <text:p text:style-name="P3"><text:s text:c="4"/>• <text:span text:style-name="T1">Inventory - </text:span><text:span text:style-name="T2">Inwentarz</text:span></text:p>
      <text:p text:style-name="P4">Regular employees:</text:p>
      <text:p text:style-name="P4"><text:s text:c="4"/>• <text:span text:style-name="T1">Submit a vacation request – </text:span><text:span text:style-name="T2">Składanie wniosku o urlop</text:span></text:p>
      <text:p text:style-name="P4"><text:s text:c="4"/>• <text:span text:style-name="T1">Sending a sick leave – </text:span><text:span text:style-name="T2">Składanie wniosku o L4</text:span></text:p>
      <text:p text:style-name="P4"><text:s text:c="4"/>• <text:span text:style-name="T1">Sending a notice – </text:span><text:span text:style-name="T2">Składanie wniosku o zwolnienie</text:span></text:p>
      <text:p text:style-name="P4"><text:s text:c="4"/>• <text:span text:style-name="T1">Adding products – </text:span><text:span text:style-name="T2">Dodawanie produktów</text:span></text:p>
      <text:p text:style-name="P4"><text:s text:c="4"/>• Responding to customer emails – <text:span text:style-name="T4">Odpowiadanie na emaile klientów</text:span></text:p>
      <text:p text:style-name="P4"><text:s text:c="4"/>• Sales service - <text:span text:style-name="T5">(?)</text:span></text:p>
      <text:p text:style-name="P4">Managers:</text:p>
      <text:p text:style-name="P4"><text:s text:c="4"/>• Monitoring of employees working hours – <text:span text:style-name="T5">Monitorowanie godzin pracy pracowniów</text:span></text:p>
      <text:p text:style-name="P4"><text:s text:c="4"/>• Setting a budget - <text:span text:style-name="T5">Budżet</text:span></text:p>
      <text:p text:style-name="P4"><text:s text:c="4"/>• <text:span text:style-name="T1">Dismissal of workers – </text:span><text:span text:style-name="T3">Zwalnianie pracowniów(?)</text:span></text:p>
      <text:p text:style-name="P5"><text:s text:c="4"/>• Accepting a new contract – <text:span text:style-name="T4">Przedłużenie kontraktu</text:span></text:p>
      <text:p text:style-name="P1">Marketing:</text:p>
      <text:p text:style-name="P1"><text:s text:c="4"/>• Preparation of marketing materials – <text:span text:style-name="T5">Przygotowywanie materiałów marketingowych</text:span></text:p>
      <text:p text:style-name="P1"><text:s text:c="4"/>• Mailing - <text:span text:style-name="T5">Mailing</text:span></text:p>
      <text:p text:style-name="P1"><text:s text:c="4"/>• Social media – <text:span text:style-name="T5">Social Media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8T18:32:59.455382508</meta:creation-date>
    <dc:date>2023-01-24T17:03:07.404454775</dc:date>
    <meta:editing-duration>PT4H25M6S</meta:editing-duration>
    <meta:editing-cycles>12</meta:editing-cycles>
    <meta:generator>LibreOffice/6.4.7.2$Linux_X86_64 LibreOffice_project/40$Build-2</meta:generator>
    <meta:document-statistic meta:table-count="0" meta:image-count="0" meta:object-count="0" meta:page-count="1" meta:paragraph-count="28" meta:word-count="144" meta:character-count="1011" meta:non-whitespace-character-count="790"/>
  </office:meta>
</office:document-meta>
</file>